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note">
      <style:text-properties officeooo:rsid="0047a0d0" officeooo:paragraph-rsid="0047a0d0"/>
    </style:style>
    <style:style style:name="P2" style:family="paragraph" style:parent-style-name="Standard">
      <style:text-properties fo:font-weight="bold" officeooo:rsid="00119401" officeooo:paragraph-rsid="00119401" style:font-weight-asian="bold" style:font-weight-complex="bold"/>
    </style:style>
    <style:style style:name="P3" style:family="paragraph" style:parent-style-name="Standard">
      <style:text-properties fo:font-weight="bold" officeooo:rsid="00463dc4" officeooo:paragraph-rsid="00463dc4" style:font-weight-asian="bold" style:font-weight-complex="bold"/>
    </style:style>
    <style:style style:name="P4" style:family="paragraph" style:parent-style-name="Standard">
      <style:text-properties fo:font-weight="bold" officeooo:rsid="00479917" officeooo:paragraph-rsid="00479917" style:font-weight-asian="bold" style:font-weight-complex="bold"/>
    </style:style>
    <style:style style:name="P5" style:family="paragraph" style:parent-style-name="Standard">
      <style:text-properties fo:font-weight="normal" officeooo:rsid="003f9538" officeooo:paragraph-rsid="0054ae80" style:font-weight-asian="normal" style:font-weight-complex="normal"/>
    </style:style>
    <style:style style:name="P6" style:family="paragraph" style:parent-style-name="Standard">
      <style:text-properties fo:font-weight="bold" officeooo:rsid="00119401" officeooo:paragraph-rsid="00119401" style:font-weight-asian="bold" style:font-weight-complex="bold"/>
    </style:style>
    <style:style style:name="P7" style:family="paragraph" style:parent-style-name="Standard">
      <style:text-properties fo:font-weight="normal" officeooo:rsid="003f9538" officeooo:paragraph-rsid="0054ae80"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09086" style:font-style-asian="italic" style:font-style-complex="italic"/>
    </style:style>
    <style:style style:name="T3" style:family="text">
      <style:text-properties fo:font-style="italic" officeooo:rsid="0054ae80" style:font-style-asian="italic" style:font-style-complex="italic"/>
    </style:style>
    <style:style style:name="T4" style:family="text">
      <style:text-properties fo:font-style="italic" officeooo:rsid="0058ade0" style:font-style-asian="italic" style:font-style-complex="italic"/>
    </style:style>
    <style:style style:name="T5" style:family="text">
      <style:text-properties fo:font-style="italic" officeooo:rsid="0059696b" style:font-style-asian="italic" style:font-style-complex="italic"/>
    </style:style>
    <style:style style:name="T6" style:family="text">
      <style:text-properties fo:font-style="italic" officeooo:rsid="005a8f9f" style:font-style-asian="italic" style:font-style-complex="italic"/>
    </style:style>
    <style:style style:name="T7" style:family="text">
      <style:text-properties fo:font-style="italic" officeooo:rsid="005f8844" style:font-style-asian="italic" style:font-style-complex="italic"/>
    </style:style>
    <style:style style:name="T8" style:family="text">
      <style:text-properties fo:font-style="italic" officeooo:rsid="00656f85" style:font-style-asian="italic" style:font-style-complex="italic"/>
    </style:style>
    <style:style style:name="T9" style:family="text">
      <style:text-properties fo:font-style="italic" officeooo:rsid="0066e8c9" style:font-style-asian="italic" style:font-style-complex="italic"/>
    </style:style>
    <style:style style:name="T10" style:family="text">
      <style:text-properties fo:font-style="italic" officeooo:rsid="0067e53b" style:font-style-asian="italic" style:font-style-complex="italic"/>
    </style:style>
    <style:style style:name="T11" style:family="text">
      <style:text-properties fo:font-style="italic" officeooo:rsid="0068cbf9" style:font-style-asian="italic" style:font-style-complex="italic"/>
    </style:style>
    <style:style style:name="T12" style:family="text">
      <style:text-properties fo:font-style="italic" officeooo:rsid="006c4f0c" style:font-style-asian="italic" style:font-style-complex="italic"/>
    </style:style>
    <style:style style:name="T13" style:family="text">
      <style:text-properties fo:font-style="italic" officeooo:rsid="006c65ba" style:font-style-asian="italic" style:font-style-complex="italic"/>
    </style:style>
    <style:style style:name="T14" style:family="text">
      <style:text-properties fo:font-style="italic" fo:font-weight="normal" officeooo:rsid="0047a0d0" style:font-style-asian="italic" style:font-weight-asian="normal" style:font-style-complex="italic" style:font-weight-complex="normal"/>
    </style:style>
    <style:style style:name="T15" style:family="text">
      <style:text-properties fo:font-style="italic" fo:font-weight="normal" officeooo:rsid="004a9255" style:font-style-asian="italic" style:font-weight-asian="normal" style:font-style-complex="italic" style:font-weight-complex="normal"/>
    </style:style>
    <style:style style:name="T16" style:family="text">
      <style:text-properties fo:font-style="italic" fo:font-weight="normal" officeooo:rsid="004f4b17" style:font-style-asian="italic" style:font-weight-asian="normal" style:font-style-complex="italic" style:font-weight-complex="normal"/>
    </style:style>
    <style:style style:name="T17" style:family="text">
      <style:text-properties fo:font-style="italic" fo:font-weight="normal" officeooo:rsid="004e58d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509086" style:font-style-asian="normal" style:font-style-complex="normal"/>
    </style:style>
    <style:style style:name="T20" style:family="text">
      <style:text-properties fo:font-style="normal" officeooo:rsid="0051a00f" style:font-style-asian="normal" style:font-style-complex="normal"/>
    </style:style>
    <style:style style:name="T21" style:family="text">
      <style:text-properties fo:font-style="normal" officeooo:rsid="0052fc3f" style:font-style-asian="normal" style:font-style-complex="normal"/>
    </style:style>
    <style:style style:name="T22" style:family="text">
      <style:text-properties fo:font-style="normal" officeooo:rsid="0054ae80" style:font-style-asian="normal" style:font-style-complex="normal"/>
    </style:style>
    <style:style style:name="T23" style:family="text">
      <style:text-properties fo:font-style="normal" officeooo:rsid="00567cba" style:font-style-asian="normal" style:font-style-complex="normal"/>
    </style:style>
    <style:style style:name="T24" style:family="text">
      <style:text-properties fo:font-style="normal" officeooo:rsid="00575676" style:font-style-asian="normal" style:font-style-complex="normal"/>
    </style:style>
    <style:style style:name="T25" style:family="text">
      <style:text-properties fo:font-style="normal" officeooo:rsid="0058ade0" style:font-style-asian="normal" style:font-style-complex="normal"/>
    </style:style>
    <style:style style:name="T26" style:family="text">
      <style:text-properties fo:font-style="normal" officeooo:rsid="0059696b" style:font-style-asian="normal" style:font-style-complex="normal"/>
    </style:style>
    <style:style style:name="T27" style:family="text">
      <style:text-properties fo:font-style="normal" officeooo:rsid="005a8f9f" style:font-style-asian="normal" style:font-style-complex="normal"/>
    </style:style>
    <style:style style:name="T28" style:family="text">
      <style:text-properties fo:font-style="normal" officeooo:rsid="005bf7d6" style:font-style-asian="normal" style:font-style-complex="normal"/>
    </style:style>
    <style:style style:name="T29" style:family="text">
      <style:text-properties fo:font-style="normal" officeooo:rsid="005d8d8f" style:font-style-asian="normal" style:font-style-complex="normal"/>
    </style:style>
    <style:style style:name="T30" style:family="text">
      <style:text-properties fo:font-style="normal" officeooo:rsid="005d9dad" style:font-style-asian="normal" style:font-style-complex="normal"/>
    </style:style>
    <style:style style:name="T31" style:family="text">
      <style:text-properties fo:font-style="normal" officeooo:rsid="005f8844" style:font-style-asian="normal" style:font-style-complex="normal"/>
    </style:style>
    <style:style style:name="T32" style:family="text">
      <style:text-properties fo:font-style="normal" officeooo:rsid="00602d03" style:font-style-asian="normal" style:font-style-complex="normal"/>
    </style:style>
    <style:style style:name="T33" style:family="text">
      <style:text-properties fo:font-style="normal" officeooo:rsid="0060e352" style:font-style-asian="normal" style:font-style-complex="normal"/>
    </style:style>
    <style:style style:name="T34" style:family="text">
      <style:text-properties fo:font-style="normal" officeooo:rsid="0062ced4" style:font-style-asian="normal" style:font-style-complex="normal"/>
    </style:style>
    <style:style style:name="T35" style:family="text">
      <style:text-properties fo:font-style="normal" officeooo:rsid="006445ae" style:font-style-asian="normal" style:font-style-complex="normal"/>
    </style:style>
    <style:style style:name="T36" style:family="text">
      <style:text-properties fo:font-style="normal" officeooo:rsid="00656f85" style:font-style-asian="normal" style:font-style-complex="normal"/>
    </style:style>
    <style:style style:name="T37" style:family="text">
      <style:text-properties fo:font-style="normal" officeooo:rsid="0066e8c9" style:font-style-asian="normal" style:font-style-complex="normal"/>
    </style:style>
    <style:style style:name="T38" style:family="text">
      <style:text-properties fo:font-style="normal" officeooo:rsid="0067e53b" style:font-style-asian="normal" style:font-style-complex="normal"/>
    </style:style>
    <style:style style:name="T39" style:family="text">
      <style:text-properties fo:font-style="normal" officeooo:rsid="0068cbf9" style:font-style-asian="normal" style:font-style-complex="normal"/>
    </style:style>
    <style:style style:name="T40" style:family="text">
      <style:text-properties fo:font-style="normal" officeooo:rsid="0069bf67" style:font-style-asian="normal" style:font-style-complex="normal"/>
    </style:style>
    <style:style style:name="T41" style:family="text">
      <style:text-properties fo:font-style="normal" officeooo:rsid="006aec41" style:font-style-asian="normal" style:font-style-complex="normal"/>
    </style:style>
    <style:style style:name="T42" style:family="text">
      <style:text-properties fo:font-style="normal" officeooo:rsid="006b909c" style:font-style-asian="normal" style:font-style-complex="normal"/>
    </style:style>
    <style:style style:name="T43" style:family="text">
      <style:text-properties fo:font-style="normal" officeooo:rsid="006c4f0c" style:font-style-asian="normal" style:font-style-complex="normal"/>
    </style:style>
    <style:style style:name="T44" style:family="text">
      <style:text-properties fo:font-style="normal" officeooo:rsid="006c65ba" style:font-style-asian="normal" style:font-style-complex="normal"/>
    </style:style>
    <style:style style:name="T45" style:family="text">
      <style:text-properties fo:font-style="normal" officeooo:rsid="006d9f4c" style:font-style-asian="normal" style:font-style-complex="normal"/>
    </style:style>
    <style:style style:name="T46" style:family="text">
      <style:text-properties fo:font-style="normal" officeooo:rsid="006e28aa" style:font-style-asian="normal" style:font-style-complex="normal"/>
    </style:style>
    <style:style style:name="T47" style:family="text">
      <style:text-properties fo:font-style="normal" officeooo:rsid="006e68af" style:font-style-asian="normal" style:font-style-complex="normal"/>
    </style:style>
    <style:style style:name="T48" style:family="text">
      <style:text-properties fo:font-style="normal" officeooo:rsid="00702d05" style:font-style-asian="normal" style:font-style-complex="normal"/>
    </style:style>
    <style:style style:name="T49" style:family="text">
      <style:text-properties fo:font-style="normal" officeooo:rsid="0070de3f" style:font-style-asian="normal" style:font-style-complex="normal"/>
    </style:style>
    <style:style style:name="T50" style:family="text">
      <style:text-properties fo:font-style="normal" fo:font-weight="normal" officeooo:rsid="0047a0d0" style:font-style-asian="normal" style:font-weight-asian="normal" style:font-style-complex="normal" style:font-weight-complex="normal"/>
    </style:style>
    <style:style style:name="T51" style:family="text">
      <style:text-properties fo:font-style="normal" fo:font-weight="normal" officeooo:rsid="00490845" style:font-style-asian="normal" style:font-weight-asian="normal" style:font-style-complex="normal" style:font-weight-complex="normal"/>
    </style:style>
    <style:style style:name="T52" style:family="text">
      <style:text-properties fo:font-style="normal" fo:font-weight="normal" officeooo:rsid="004a9255" style:font-style-asian="normal" style:font-weight-asian="normal" style:font-style-complex="normal" style:font-weight-complex="normal"/>
    </style:style>
    <style:style style:name="T53" style:family="text">
      <style:text-properties fo:font-style="normal" fo:font-weight="normal" officeooo:rsid="004ac1f8" style:font-style-asian="normal" style:font-weight-asian="normal" style:font-style-complex="normal" style:font-weight-complex="normal"/>
    </style:style>
    <style:style style:name="T54" style:family="text">
      <style:text-properties fo:font-style="normal" fo:font-weight="normal" officeooo:rsid="004cac99" style:font-style-asian="normal" style:font-weight-asian="normal" style:font-style-complex="normal" style:font-weight-complex="normal"/>
    </style:style>
    <style:style style:name="T55" style:family="text">
      <style:text-properties fo:font-style="normal" fo:font-weight="normal" officeooo:rsid="004e58d0" style:font-style-asian="normal" style:font-weight-asian="normal" style:font-style-complex="normal" style:font-weight-complex="normal"/>
    </style:style>
    <style:style style:name="T56" style:family="text">
      <style:text-properties fo:font-style="normal" fo:font-weight="normal" officeooo:rsid="004f4b17" style:font-style-asian="normal" style:font-weight-asian="normal" style:font-style-complex="normal" style:font-weight-complex="normal"/>
    </style:style>
    <style:style style:name="T57" style:family="text">
      <style:text-properties officeooo:rsid="0035fbd2"/>
    </style:style>
    <style:style style:name="T58" style:family="text">
      <style:text-properties officeooo:rsid="00458cca"/>
    </style:style>
    <style:style style:name="T59" style:family="text">
      <style:text-properties fo:font-weight="normal" style:font-weight-asian="normal" style:font-weight-complex="normal"/>
    </style:style>
    <style:style style:name="T60" style:family="text">
      <style:text-properties fo:font-weight="normal" officeooo:rsid="00463dc4" style:font-weight-asian="normal" style:font-weight-complex="normal"/>
    </style:style>
    <style:style style:name="T61" style:family="text">
      <style:text-properties fo:font-weight="normal" officeooo:rsid="0047a0d0" style:font-weight-asian="normal" style:font-weight-complex="normal"/>
    </style:style>
    <style:style style:name="T62" style:family="text">
      <style:text-properties fo:font-weight="normal" officeooo:rsid="004ac1f8" style:font-weight-asian="normal" style:font-weight-complex="normal"/>
    </style:style>
    <style:style style:name="T63" style:family="text">
      <style:text-properties fo:font-weight="normal" officeooo:rsid="004cac99" style:font-weight-asian="normal" style:font-weight-complex="normal"/>
    </style:style>
    <style:style style:name="T64" style:family="text">
      <style:text-properties officeooo:rsid="005090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b 5: <text:span text:style-name="T57">Pen</text:span><text:span text:style-name="T58">utup</text:span></text:p>
      <text:p text:style-name="P2"><text:tab/><text:span text:style-name="T61">Bab ini terdiri dari (1) rangkuman bab pokok tesis ini, dan (2) usulan untuk penelitian lebih lanjut yang bisa menggunakan tesis ini sebagai dasar atau titik tolak</text:span><text:span text:style-name="T60">.</text:span></text:p>
      <text:p text:style-name="P2"/>
      <text:p text:style-name="P3">5.1 Rangkuman</text:p>
      <text:p text:style-name="P5"><text:tab/><text:span text:style-name="T64">Tesis ini menganalisis metakritik Adorno atas konsep kebebasan Kant dalam </text:span><text:span text:style-name="T2">Dialektika Negatif</text:span><text:span text:style-name="T19">. </text:span><text:span text:style-name="T20">Bab 2 </text:span><text:span text:style-name="T21">menyajikan konteks pemikiran Adorno, bermula dengan riwayat hidupnya. Adorno lahir pada 11 September 1903 di Frankfurt di keluarga borjuis. Sebagai pemuda dia tertarik dengan seni, khususnya musik, dan filsafat. Ketika </text:span><text:span text:style-name="T22">Hitler berkuasa, dia mengungsi ke Amerika dan bergabung dengan Mazhab Frankfurt. Di Amerika dia menghasilkan beberapa karya penting seperti </text:span><text:span text:style-name="T3">Dialektika Pencerahan</text:span><text:span text:style-name="T22">. Setelah perang usai, Adorno kembali ke Jerman Barat bersama Horkheimer dan menjadi dosen dan tokoh intelektual publik yang terkenal. Setelah bentrokan dengan aktivis mahasiswa yang radikal, Adorno meninggal akibat serangan jantung saat berlibur di Swiss.</text:span></text:p>
      <text:p text:style-name="P5"><text:span text:style-name="T22"><text:tab/>Adorno adalah tokoh Marxis Barat: </text:span><text:span text:style-name="T23">dia menolak Marxisme ortodoks lebih memilih mengkaji kebudayaan dan seni daripada ekonomi dan politik. </text:span><text:span text:style-name="T24">Sebagai anggota Mazhab Frankfurt, dia mengembangkan pendekatan interdisipliner </text:span><text:span text:style-name="T25">yang menggabungkan filsafat, sosiologi, psikoanalisis, dan kritik seni. Dua aspek khas dari pemikirannya yang berasal dari Marxisme Barat adalah metakritik dan anggapannya mengenai hubungan antara teori dan </text:span><text:span text:style-name="T4">praxis</text:span><text:span text:style-name="T25">. Metakritik adalah kritik atas produk kebudayaan yang dilakukan sekaligus dari luar dan dari dalam produk itu. Adorno berpendapat bahwa </text:span><text:span text:style-name="T4">praxis</text:span><text:span text:style-name="T25"> yang paling cocok untuk periode setelah kegagalan revolusi adalah kembali berteori untuk mencari kesalahan teoretis yang berujung dalam kegagalan tersebut. Adorno juga dipengaruhi oleh tokoh dari luar tradisi Marxis seperti Kant, Hegel, dan Freud.</text:span></text:p>
      <text:p text:style-name="P5"><text:span text:style-name="T25"><text:tab/></text:span><text:span text:style-name="T26">Bab 3 mempresentasikan proyek umum Adorno dalam </text:span><text:span text:style-name="T5">Dialektika Negatif</text:span><text:span text:style-name="T26"> dan juga memaparkan aspek dari pemikiran Kant yang penting untuk pemahaman akan kritik Adorno. </text:span><text:span text:style-name="T6">Dialektika Negatif </text:span><text:span text:style-name="T27">adalah perwujudan paling tegas atas usaha Adorno untuk kembali berteori setelah kegagalan revolusi. Secara khusus, </text:span><text:span text:style-name="T6">Dialektika Negatif </text:span><text:span text:style-name="T27">melakukan kritik-diri terhadap filsafat untuk mengetahui apakah filsafat masih mungkin.</text:span></text:p>
      <text:p text:style-name="P5"><text:span text:style-name="T27"><text:tab/></text:span><text:span text:style-name="T28">Konsep kunci dialektika negatif adalah ketidakidentikan. Setiap identifikasi antara individu dengan konsepnya adalah pemalsuan yang menghapus partikularitas individu itu. </text:span><text:span text:style-name="T29">Ketika konsep tegas seperti kebebasan dianalisis menurut ketidakidentikannya, maka ketidakidentikan itu memiliki dua sisi. Di satu sisi, </text:span><text:span text:style-name="T30">konsep memiliki kekurangan karena tidak mampu menangkap keseluruhan objek yang digolongkan di bawahnya. Tetapi konsep juga memiliki kelebihan yang tidak identik, yakni, janji utopis akan perwujudan makna sejati konsep tersebut pada suatu saat di masa depan. Sisi ketidakidentikan ini selalu memiliki fungsi kritis terhadap masyarakat yang ada, selama kita hidup dalam keadaan yang tidak terekonsiliasi.</text:span></text:p>
      <text:p text:style-name="P5"><text:span text:style-name="T30"><text:tab/></text:span><text:span text:style-name="T31">Adorno membangun </text:span><text:span text:style-name="T7">Dialektika Negatif </text:span><text:span text:style-name="T31">sebagai antisistem, yakni, </text:span><text:span text:style-name="T32">susunan tidak hierarkis antara unsur-unsurnya. </text:span><text:span text:style-name="T33">Susunan ini juga disebut model atau konstelasi, dan memiliki afinitas dengan proses komposisi musik 12 nada. </text:span><text:span text:style-name="T34">Adorno juga ingin mempraktikkan filsafat materialis, yang baginya berarti mengutamakan objek dan bukan subjek </text:span><text:span text:style-name="T35">serta memperhatikan pengalaman jasmani, khususnya penderitaan.</text:span></text:p>
      <text:p text:style-name="P5"><text:span text:style-name="T35"><text:tab/></text:span><text:span text:style-name="T42">D</text:span><text:span text:style-name="T36">i </text:span><text:span text:style-name="T8">Kritik Akal Budi Murni</text:span><text:span text:style-name="T36">, Kant menggunakan akal budi untuk menarik batas wajar penggunaan akal budi itu sendiri. </text:span><text:span text:style-name="T37">Menurutnya, jika akal budi digunakan secara terlepas dari pengalaman, dia jatuh ke dalam kekeliruan. Kekeliruan ini tidak dapat diatasi dari sudut pandang pengalaman naif tetapi dihindari dengan mengandalkan idealisme transendental. Idealisme transendental membedakan antara ranah empiris atau ranah penampakan sebagai ranah semua pengalaman kita dan ranah </text:span><text:span text:style-name="T9">an sich</text:span><text:span text:style-name="T37"> yang dapat dipikirkan tetapi tidak dialami. <text:s/>Kita pasti membuat kekeliruan jika kita menyamakan </text:span><text:soft-page-break/><text:span text:style-name="T37">penampakan dengan </text:span><text:span text:style-name="T9">Dinge an sich</text:span><text:span text:style-name="T37">. Idealisme transendental memungkinkan kita untuk memiliki pengetahuan </text:span><text:span text:style-name="T9">a priori, </text:span><text:span text:style-name="T37">tetapi hanya sejauh sesuai dengan struktur subjektivitas kita sendiri. </text:span><text:span text:style-name="T38">Yang kita tahu secara </text:span><text:span text:style-name="T10">a priori </text:span><text:span text:style-name="T38"><text:s/>adalah sumbangan kita sendiri kepada pengalaman. </text:span><text:span text:style-name="T39">Menurut Kant, berbagai fenomena yang kita anggap sebagai corak hakiki realitas sepert</text:span><text:span text:style-name="T40">i</text:span><text:span text:style-name="T39"> kausalitas, ruang, dan waktu sebenarnya merupakan sumbangan subjek dan tidak berlaku bagi </text:span><text:span text:style-name="T11">Dinge an sich</text:span><text:span text:style-name="T39">. </text:span><text:span text:style-name="T41">Idealisme transendental memainkan peran esensial dalam solusi Kant terhadap Antinomi Ketiga.</text:span></text:p>
      <text:p text:style-name="P5"><text:span text:style-name="T41"><text:tab/></text:span><text:span text:style-name="T42">Di Antinomi Ketiga, tesis bahwa manusia memiliki kebebasan transendental dan antitesis bahwa tidak ada kebebasan tampaknya saling membatalkan. </text:span><text:span text:style-name="T43">Namun, berkat idealisme transendental, kita bisa membayangkan diri kita sebagai bebas di ranah </text:span><text:span text:style-name="T12">an sich</text:span><text:span text:style-name="T43"> tetapi tidak bebas di alam, alias ranah empiris. Watak inteligibel kita, yang berada di luar ruang dan waktu, adalah sumber kepelakuan moral kita saat kita menggunakan kebebasan kita.</text:span></text:p>
      <text:p text:style-name="P5"><text:span text:style-name="T43"><text:tab/></text:span><text:span text:style-name="T44">Konsepsi umum Kant mengenai kebebasan tetap sama dalam filsafat moralnya: kebebasan kita terjamin oleh asal-usulnya di ranah </text:span><text:span text:style-name="T13">an sich</text:span><text:span text:style-name="T44">. </text:span><text:span text:style-name="T45">Karena kita memiliki kehendak, atau akal budi saat digunakan secara praktis, kita mampu mengatasi rintangan empiris apa pun dan melakukan apa yang seharusnya kita lakukan. </text:span><text:span text:style-name="T46">Karena kehendak kita tidak menentukan tindakan kita dengan sempurna, maka perintah moral muncul bagi kita sebagai imperatif yang bisa diikuti atau tidak. Imperatif kategoris adalah perintah mutlak yang menyangkut cara kita memperlakukan diri kita sendiri atau manusia lain. </text:span><text:span text:style-name="T47">Jika kita sekaligus menganggap diri kita sendiri maupun manusia lain sebagai tujuan pada dirinya sendiri, maka muncullah kerajaan tujuan-tujuan, yakni, komunitas individu setara yang saling menghargai. Di kerajaan tujuan-tujuan, kita tidak boleh membuat pengecualian untuk diri kita sendiri dari perilaku yang kita harapkan dari orang lain.</text:span></text:p>
      <text:p text:style-name="P5"><text:span text:style-name="T47"><text:tab/></text:span><text:span text:style-name="T48">Bab 4 mempresentasikan dan menganalisis metakritik Adorno atas konsep kebebasan Kant. </text:span><text:span text:style-name="T49">Konsep kebebasan Kant dikritik dari luar dan dari dalam.</text:span></text:p>
      <text:p text:style-name="P5"/>
      <text:p text:style-name="P4">5.2 Penelitian lebih lanjut</text:p>
      <text:p text:style-name="P4"><text:tab/><text:span text:style-name="T59">Kiranya ada dua proyek penelitian lebih lanjut yang </text:span><text:span text:style-name="T62">bisa</text:span><text:span text:style-name="T59"> dikembangkan dari tesis ini: yang pertama terkait konsep metakritik dalam pemikiran Adorno, dan yang kedua terkait peran Adorno sebagai </text:span><text:span text:style-name="T63">tokoh </text:span><text:span text:style-name="T59">intelektual publik. </text:span><text:span text:style-name="T61">Konsep metakritik tidak hanya muncul dalam </text:span><text:span text:style-name="T14">Dialektika Negatif</text:span><text:span text:style-name="T50">. Adorno juga menulis buku yang mengkritik Husserl dengan judul </text:span><text:span text:style-name="T14">Melawan Epistemologi: Sebuah Metakritik</text:span><text:span text:style-name="T50">.</text:span><text:span text:style-name="T50"><text:note text:id="ftn1" text:note-class="footnote"><text:note-citation>1</text:note-citation><text:note-body><text:p text:style-name="P1">Theodor W. Adorno, <text:span text:style-name="T1">Against Epistemology: A Metacritique</text:span><text:span text:style-name="T18">, terj. Willis Domingo (Cambridge: Polity Press, 2013).</text:span></text:p></text:note-body></text:note></text:span><text:span text:style-name="T50"> </text:span><text:span text:style-name="T51">Apakah metakritik di buku itu sama dengan metakritik akal budi praktis? Jika tidak, apa perbedaannya? </text:span><text:span text:style-name="T53">Apakah metakritik muncul di tempat lain lagi di karya-karya Adorno?</text:span><text:span text:style-name="T51"> </text:span><text:span text:style-name="T15">Melawan Epistemologi </text:span><text:span text:style-name="T52">adalah karya yang lebih awal daripada </text:span><text:span text:style-name="T15">Dialektika Negatif</text:span><text:span text:style-name="T52">, sehingga perbandingan antara keduanya bisa menunjukkan perkembangan tertentu dalam pemikiran Adorno.</text:span></text:p>
      <text:p text:style-name="P4"><text:span text:style-name="T52"><text:tab/></text:span><text:span text:style-name="T55">Salah satu hasil dari tesis ini adalah tekanan pada pentingnya teks-teks yang Adorno menghasilkan sebagai tokoh intelektual publik, seperti pidato di radio (termasuk “Pendidikan setelah Auschwitz”, kuliah yang diberikan </text:span><text:span text:style-name="T56">Adorno</text:span><text:span text:style-name="T55">, dan penampilan</text:span><text:span text:style-name="T56">nya</text:span><text:span text:style-name="T55"> di televisi. </text:span><text:span text:style-name="T56">Argumen dapat dibuat bahwa teks seperti ini telah menerima jauh lebih sedikit perhatian ilmiah daripada karya-karya ‘resmi’ Adorno seperti</text:span><text:span text:style-name="T16"> Dialektika Negatif</text:span><text:span text:style-name="T56"> dan</text:span><text:span text:style-name="T16"> Teori Estetik.</text:span><text:span text:style-name="T17"> </text:span><text:span text:style-name="T16">S</text:span><text:span text:style-name="T54">ebenarnya, sudah terdapat banyak artikel dan buku yang membahas peran Adorno sebagai tokoh intelektual publik; namun, setahu saya, </text:span><text:span text:style-name="T55">belum ada kajian sistematis</text:span><text:span text:style-name="T52"> </text:span><text:span text:style-name="T56">yang mengumpulkan semua teks publik Adorno sebagai keseluruh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 style:font-family-complex="Free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8:42:32.380314651</meta:creation-date>
    <dc:date>2023-05-07T02:52:24.988197480</dc:date>
    <meta:editing-duration>PT4H10M42S</meta:editing-duration>
    <meta:editing-cycles>42</meta:editing-cycles>
    <meta:generator>LibreOffice/7.4.6.2$Linux_X86_64 LibreOffice_project/40$Build-2</meta:generator>
    <meta:document-statistic meta:table-count="0" meta:image-count="0" meta:object-count="0" meta:page-count="2" meta:paragraph-count="16" meta:word-count="997" meta:character-count="7407" meta:non-whitespace-character-count="6412"/>
  </office:meta>
</office:document-meta>
</file>